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489in"/>
    </style:style>
    <style:style style:name="co3" style:family="table-column">
      <style:table-column-properties fo:break-before="auto" style:column-width="0.5118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5201in"/>
    </style:style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6673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0.6126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gender</text:p>
          </table:table-cell>
          <table:table-cell office:value-type="string">
            <text:p>height</text:p>
          </table:table-cell>
          <table:table-cell office:value-type="string">
            <text:p>weight</text:p>
          </table:table-cell>
          <table:table-cell office:value-type="string">
            <text:p>shoesize</text:p>
          </table:table-cell>
          <table:table-cell office:value-type="string">
            <text:p>smoke</text:p>
          </table:table-cell>
          <table:table-cell office:value-type="string">
            <text:p>gym</text:p>
          </table:table-cell>
          <table:table-cell office:value-type="string">
            <text:p>heartra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table:style-name="ce4" office:value-type="string">
            <text:p>day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4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style-name="ce4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style-name="ce4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table:style-name="ce4"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style-name="ce4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style-name="ce4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style-name="ce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4">
            <text:p>16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style-name="ce4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table:style-name="ce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style-name="ce4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style-name="ce4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ce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style-name="ce4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table:style-name="ce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style-name="ce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style-name="ce4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style-name="ce4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table:style-name="ce4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style-name="ce4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style-name="ce4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style-name="ce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table:style-name="ce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style-name="ce4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table:style-name="ce4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style-name="ce4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table:style-name="ce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style-name="ce4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style-name="ce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4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style-name="ce4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style-name="ce4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style-name="ce4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76">
            <text:p>17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table:style-name="ce4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table:style-name="ce4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style-name="ce4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table:style-name="ce4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table:style-name="ce4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style-name="ce4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table:style-name="ce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table:style-name="ce4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style-name="ce4"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table:style-name="ce4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table:style-name="ce4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style-name="ce4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table:style-name="ce4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not</text:p>
          </table:table-cell>
          <table:table-cell office:value-type="float" office:value="76">
            <text:p>76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table:style-name="ce4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table:style-name="ce4"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style-name="ce4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table:style-name="ce4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table:style-name="ce4" office:value-type="float" office:value="16">
            <text:p>16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07/20/2022</text:date>, <text:time>09:32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2-07-20T09:32:29</dc:date>
    <dc:creator>Massimo Borelli</dc:creator>
    <meta:editing-duration>PT6M13S</meta:editing-duration>
    <meta:editing-cycles>4</meta:editing-cycles>
    <meta:document-statistic meta:table-count="1" meta:cell-count="660" meta:object-count="0"/>
  </office:meta>
</office:document-meta>
</file>